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900000041AA38C2C8223B8717D.png" manifest:media-type="image/png"/>
  <manifest:file-entry manifest:full-path="Pictures/10000201000001CA000001DC1172C6E694B5BF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437in, 11.9071in, 1.75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6654in" svg:y="-0.2709in" svg:width="3.5945in" svg:height="3.7354in" draw:z-index="0"><draw:image xlink:href="Pictures/10000201000001CA000001DC1172C6E694B5BF3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3272in" svg:y="1.7591in" svg:width="4.2756in" svg:height="6.2992in" draw:z-index="1"><draw:image xlink:href="Pictures/10000201000006900000041AA38C2C8223B871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3:48:01.282002146</meta:creation-date>
    <dc:date>2020-02-27T23:50:53.004724205</dc:date>
    <meta:editing-duration>PT2M5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